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98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3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3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3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 calcext:value-type="string">
            <text:p>Arbeitszeit gesamt:</text:p>
          </table:table-cell>
          <table:table-cell table:style-name="ce9" table:formula="of:=SUM([.C10:.C41])" office:value-type="float" office:value="30.85" calcext:value-type="float">
            <text:p>30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3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3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0" office:value-type="string" calcext:value-type="string">
            <text:p>Datum</text:p>
          </table:table-cell>
          <table:table-cell table:style-name="ce14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1" office:value-type="date" office:date-value="2015-03-23" calcext:value-type="date">
            <text:p>23.03.15</text:p>
          </table:table-cell>
          <table:table-cell table:style-name="ce15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2" office:value-type="date" office:date-value="2015-03-24" calcext:value-type="date">
            <text:p>24.03.15</text:p>
          </table:table-cell>
          <table:table-cell table:style-name="ce15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2" office:value-type="date" office:date-value="2015-03-26" calcext:value-type="date">
            <text:p>26.03.15</text:p>
          </table:table-cell>
          <table:table-cell table:style-name="ce15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2" office:value-type="date" office:date-value="2015-03-27" calcext:value-type="date">
            <text:p>27.03.15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2" office:value-type="date" office:date-value="2015-03-27" calcext:value-type="date">
            <text:p>27.03.15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2" office:value-type="date" office:date-value="2015-03-30" calcext:value-type="date">
            <text:p>30.03.15</text:p>
          </table:table-cell>
          <table:table-cell table:style-name="ce15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2" office:value-type="date" office:date-value="2015-04-03" calcext:value-type="date">
            <text:p>03.04.15</text:p>
          </table:table-cell>
          <table:table-cell table:style-name="ce15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2" office:value-type="date" office:date-value="2015-04-13" calcext:value-type="date">
            <text:p>13.04.15</text:p>
          </table:table-cell>
          <table:table-cell table:style-name="ce15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2" office:value-type="date" office:date-value="2015-04-20" calcext:value-type="date">
            <text:p>20.04.15</text:p>
          </table:table-cell>
          <table:table-cell table:style-name="ce15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2" office:value-type="date" office:date-value="2015-04-21" calcext:value-type="date">
            <text:p>21.04.15</text:p>
          </table:table-cell>
          <table:table-cell table:style-name="ce15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2" office:value-type="date" office:date-value="2015-04-27" calcext:value-type="date">
            <text:p>27.04.15</text:p>
          </table:table-cell>
          <table:table-cell table:style-name="ce15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2" office:value-type="date" office:date-value="2015-04-28" calcext:value-type="date">
            <text:p>28.04.15</text:p>
          </table:table-cell>
          <table:table-cell table:style-name="ce15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2" office:value-type="date" office:date-value="2015-04-29" calcext:value-type="date">
            <text:p>29.04.15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2" office:value-type="date" office:date-value="2015-05-04" calcext:value-type="date">
            <text:p>04.05.15</text:p>
          </table:table-cell>
          <table:table-cell table:style-name="ce15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2" office:value-type="date" office:date-value="2015-05-05" calcext:value-type="date">
            <text:p>05.05.15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2" office:value-type="date" office:date-value="2015-05-05" calcext:value-type="date">
            <text:p>05.05.15</text:p>
          </table:table-cell>
          <table:table-cell table:style-name="ce15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2" office:value-type="date" office:date-value="2015-05-07" calcext:value-type="date">
            <text:p>07.05.15</text:p>
          </table:table-cell>
          <table:table-cell table:style-name="ce15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2" office:value-type="date" office:date-value="2015-05-11" calcext:value-type="date">
            <text:p>11.05.15</text:p>
          </table:table-cell>
          <table:table-cell table:style-name="ce15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2" office:value-type="date" office:date-value="2015-05-13" calcext:value-type="date">
            <text:p>13.05.15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2" office:value-type="date" office:date-value="2015-05-18" calcext:value-type="date">
            <text:p>18.05.15</text:p>
          </table:table-cell>
          <table:table-cell table:style-name="ce15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2" office:value-type="date" office:date-value="2015-05-18" calcext:value-type="date">
            <text:p>18.05.15</text:p>
          </table:table-cell>
          <table:table-cell table:style-name="ce15" office:value-type="float" office:value="1.5" calcext:value-type="float">
            <text:p>1,50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.00.0000</text:date>, <text:time style:data-style-name="N2" text:time-value="07:31:06.7437214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21T07:50:40.493987374</dc:date>
    <meta:editing-duration>PT16M16S</meta:editing-duration>
    <meta:editing-cycles>5</meta:editing-cycles>
    <meta:generator>LibreOffice/4.3.7.2$Linux_X86_64 LibreOffice_project/430m0$Build-2</meta:generator>
    <meta:document-statistic meta:table-count="3" meta:cell-count="69" meta:object-count="0"/>
  </office:meta>
</office:document-meta>
</file>